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"/>
    <style:style style:name="ce5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7" style:family="table-cell" style:parent-style-name="Default">
      <style:text-properties fo:color="#666666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9.81mm" svg:height="92.89mm" svg:x="166.47mm" svg:y="65.51mm">
            <loext:p/>
            <draw:object xlink:href="../MovementControl.odg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7"/>
        <table:table-row table:style-name="ro3" table:number-rows-repeated="3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3" table:number-rows-repeated="2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3" office:value-type="string" calcext:value-type="string" table:number-columns-spanned="2" table:number-rows-spanned="1">
            <text:p>Percentage velocity of spee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Actual motor speed</text:p>
          </table:table-cell>
          <table:covered-table-cell table:style-name="Default"/>
        </table:table-row>
        <table:table-row table:style-name="ro2">
          <table:table-cell/>
          <table:table-cell table:style-name="ce1" office:value-type="string" calcext:value-type="string">
            <office:annotation office:display="true" draw:style-name="gr2" draw:text-style-name="P3" svg:width="183.16mm" svg:height="5.96mm" svg:x="52.33mm" svg:y="32.16mm" draw:caption-point-x="-7.28mm" draw:caption-point-y="41.07mm">
              <dc:date>2013-03-30T00:00:00</dc:date>
              <text:p text:style-name="P2"><text:span text:style-name="T1">Velocity is a value between -100 and 100, where 0 is stopped, 100 is fastest forwards and -100 is fastest reverse.</text:span></text:p>
            </office:annotation>
            <text:p>Velocity</text:p>
          </table:table-cell>
          <table:table-cell table:style-name="ce1" office:value-type="string" calcext:value-type="string">
            <office:annotation office:display="true" draw:style-name="gr3" draw:text-style-name="P3" svg:width="173.25mm" svg:height="13.86mm" svg:x="76.88mm" svg:y="44.56mm" draw:caption-point-x="-9.25mm" draw:caption-point-y="28.67mm">
              <dc:date>2014-10-05T00:00:00</dc:date>
              <text:p text:style-name="P2"><text:span text:style-name="T1">Turn is the amount and direction for the currently applied turn value. A value of 0 is going straight. A 90° turn right has the value 50 and a 180° turn has a value 100 or -100. Turning left uses negative values. A 90° left turn has a value of -50 up to -100 for 180° left.</text:span></text:p>
            </office:annotation>
            <text:p>Direction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6" office:value-type="string" calcext:value-type="string">
            <text:p>Left Motor</text:p>
          </table:table-cell>
          <table:table-cell table:style-name="ce6" office:value-type="string" calcext:value-type="string">
            <text:p>Right Motor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[.B18]*[.D18]" office:value-type="float" office:value="46" calcext:value-type="float">
            <text:p>46</text:p>
          </table:table-cell>
          <table:table-cell table:formula="of:=[.B18]*[.E18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18]" office:value-type="float" office:value="46" calcext:value-type="float">
            <text:p>46</text:p>
          </table:table-cell>
          <table:table-cell office:value-type="float" office:value="12.5" calcext:value-type="float">
            <text:p>12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table:formula="of:=[.B19]*[.D19]" office:value-type="float" office:value="46" calcext:value-type="float">
            <text:p>46</text:p>
          </table:table-cell>
          <table:table-cell table:formula="of:=[.B19]*[.E19]" office:value-type="float" office:value="34.5" calcext:value-type="float">
            <text:p>34.5</text:p>
          </table:table-cell>
        </table:table-row>
        <table:table-row table:style-name="ro2">
          <table:table-cell/>
          <table:table-cell table:formula="of:=[.B19]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table:formula="of:=[.B20]*[.D20]" office:value-type="float" office:value="46" calcext:value-type="float">
            <text:p>46</text:p>
          </table:table-cell>
          <table:table-cell table:formula="of:=[.B20]*[.E20]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20]" office:value-type="float" office:value="46" calcext:value-type="float">
            <text:p>46</text:p>
          </table:table-cell>
          <table:table-cell office:value-type="float" office:value="37.5" calcext:value-type="float">
            <text:p>37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table:formula="of:=[.B21]*[.D21]" office:value-type="float" office:value="46" calcext:value-type="float">
            <text:p>46</text:p>
          </table:table-cell>
          <table:table-cell table:formula="of:=[.B21]*[.E21]" office:value-type="float" office:value="11.5" calcext:value-type="float">
            <text:p>11.5</text:p>
          </table:table-cell>
        </table:table-row>
        <table:table-row table:style-name="ro2">
          <table:table-cell/>
          <table:table-cell table:formula="of:=[.B21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formula="of:=[.B22]*[.D22]" office:value-type="float" office:value="46" calcext:value-type="float">
            <text:p>46</text:p>
          </table:table-cell>
          <table:table-cell table:formula="of:=[.B22]*[.E22]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]" office:value-type="float" office:value="46" calcext:value-type="float">
            <text:p>46</text:p>
          </table:table-cell>
          <table:table-cell office:value-type="float" office:value="62.5" calcext:value-type="float">
            <text:p>62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25" calcext:value-type="percentage">
            <text:p>-25%</text:p>
          </table:table-cell>
          <table:table-cell table:formula="of:=[.B23]*[.D23]" office:value-type="float" office:value="46" calcext:value-type="float">
            <text:p>46</text:p>
          </table:table-cell>
          <table:table-cell table:formula="of:=[.B23]*[.E23]" office:value-type="float" office:value="-11.5" calcext:value-type="float">
            <text:p>-11.5</text:p>
          </table:table-cell>
        </table:table-row>
        <table:table-row table:style-name="ro2">
          <table:table-cell/>
          <table:table-cell table:formula="of:=[.B23]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5" calcext:value-type="percentage">
            <text:p>-50%</text:p>
          </table:table-cell>
          <table:table-cell table:formula="of:=[.B24]*[.D24]" office:value-type="float" office:value="46" calcext:value-type="float">
            <text:p>46</text:p>
          </table:table-cell>
          <table:table-cell table:formula="of:=[.B24]*[.E24]" office:value-type="float" office:value="-23" calcext:value-type="float">
            <text:p>-23</text:p>
          </table:table-cell>
        </table:table-row>
        <table:table-row table:style-name="ro2">
          <table:table-cell/>
          <table:table-cell table:formula="of:=[.B24]" office:value-type="float" office:value="46" calcext:value-type="float">
            <text:p>46</text:p>
          </table:table-cell>
          <table:table-cell office:value-type="float" office:value="87.5" calcext:value-type="float">
            <text:p>87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75" calcext:value-type="percentage">
            <text:p>-75%</text:p>
          </table:table-cell>
          <table:table-cell table:formula="of:=[.B25]*[.D25]" office:value-type="float" office:value="46" calcext:value-type="float">
            <text:p>46</text:p>
          </table:table-cell>
          <table:table-cell table:formula="of:=[.B25]*[.E25]" office:value-type="float" office:value="-34.5" calcext:value-type="float">
            <text:p>-34.5</text:p>
          </table:table-cell>
        </table:table-row>
        <table:table-row table:style-name="ro2">
          <table:table-cell/>
          <table:table-cell table:style-name="ce2" table:formula="of:=[.B25]" office:value-type="float" office:value="46" calcext:value-type="float">
            <text:p>46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-1" calcext:value-type="percentage">
            <text:p>-100%</text:p>
          </table:table-cell>
          <table:table-cell table:style-name="ce8" table:formula="of:=[.B26]*[.D26]" office:value-type="float" office:value="46" calcext:value-type="float">
            <text:p>46</text:p>
          </table:table-cell>
          <table:table-cell table:style-name="ce8" table:formula="of:=[.B26]*[.E26]" office:value-type="float" office:value="-46" calcext:value-type="float">
            <text:p>-46</text:p>
          </table:table-cell>
        </table:table-row>
        <table:table-row table:style-name="ro2">
          <table:table-cell/>
          <table:table-cell table:formula="of:=[.B26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[.B27]*[.D27]" office:value-type="float" office:value="46" calcext:value-type="float">
            <text:p>46</text:p>
          </table:table-cell>
          <table:table-cell table:formula="of:=[.B27]*[.E27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7]" office:value-type="float" office:value="46" calcext:value-type="float">
            <text:p>46</text:p>
          </table:table-cell>
          <table:table-cell table:formula="of:=[.C19]*-1" office:value-type="float" office:value="-12.5" calcext:value-type="float">
            <text:p>-12.5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1" calcext:value-type="percentage">
            <text:p>100%</text:p>
          </table:table-cell>
          <table:table-cell table:formula="of:=[.B28]*[.D28]" office:value-type="float" office:value="34.5" calcext:value-type="float">
            <text:p>34.5</text:p>
          </table:table-cell>
          <table:table-cell table:formula="of:=[.B28]*[.E28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8]" office:value-type="float" office:value="46" calcext:value-type="float">
            <text:p>46</text:p>
          </table:table-cell>
          <table:table-cell table:formula="of:=[.C20]*-1" office:value-type="float" office:value="-25" calcext:value-type="float">
            <text:p>-25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1" calcext:value-type="percentage">
            <text:p>100%</text:p>
          </table:table-cell>
          <table:table-cell table:formula="of:=[.B29]*[.D29]" office:value-type="float" office:value="23" calcext:value-type="float">
            <text:p>23</text:p>
          </table:table-cell>
          <table:table-cell table:formula="of:=[.B29]*[.E29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9]" office:value-type="float" office:value="46" calcext:value-type="float">
            <text:p>46</text:p>
          </table:table-cell>
          <table:table-cell table:formula="of:=[.C21]*-1" office:value-type="float" office:value="-37.5" calcext:value-type="float">
            <text:p>-37.5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table:formula="of:=[.B30]*[.D30]" office:value-type="float" office:value="11.5" calcext:value-type="float">
            <text:p>11.5</text:p>
          </table:table-cell>
          <table:table-cell table:formula="of:=[.B30]*[.E30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0]" office:value-type="float" office:value="46" calcext:value-type="float">
            <text:p>46</text:p>
          </table:table-cell>
          <table:table-cell table:formula="of:=[.C22]*-1" office:value-type="float" office:value="-50" calcext:value-type="float">
            <text:p>-5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formula="of:=[.B31]*[.D31]" office:value-type="float" office:value="0" calcext:value-type="float">
            <text:p>0</text:p>
          </table:table-cell>
          <table:table-cell table:formula="of:=[.B31]*[.E31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1]" office:value-type="float" office:value="46" calcext:value-type="float">
            <text:p>46</text:p>
          </table:table-cell>
          <table:table-cell table:formula="of:=[.C23]*-1" office:value-type="float" office:value="-62.5" calcext:value-type="float">
            <text:p>-62.5</text:p>
          </table:table-cell>
          <table:table-cell office:value-type="percentage" office:value="-0.25" calcext:value-type="percentage">
            <text:p>-25%</text:p>
          </table:table-cell>
          <table:table-cell office:value-type="percentage" office:value="1" calcext:value-type="percentage">
            <text:p>100%</text:p>
          </table:table-cell>
          <table:table-cell table:formula="of:=[.B32]*[.D32]" office:value-type="float" office:value="-11.5" calcext:value-type="float">
            <text:p>-11.5</text:p>
          </table:table-cell>
          <table:table-cell table:formula="of:=[.B32]*[.E32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2]" office:value-type="float" office:value="46" calcext:value-type="float">
            <text:p>46</text:p>
          </table:table-cell>
          <table:table-cell table:formula="of:=[.C24]*-1" office:value-type="float" office:value="-75" calcext:value-type="float">
            <text:p>-75</text:p>
          </table:table-cell>
          <table:table-cell office:value-type="percentage" office:value="-0.5" calcext:value-type="percentage">
            <text:p>-50%</text:p>
          </table:table-cell>
          <table:table-cell office:value-type="percentage" office:value="1" calcext:value-type="percentage">
            <text:p>100%</text:p>
          </table:table-cell>
          <table:table-cell table:formula="of:=[.B33]*[.D33]" office:value-type="float" office:value="-23" calcext:value-type="float">
            <text:p>-23</text:p>
          </table:table-cell>
          <table:table-cell table:formula="of:=[.B33]*[.E33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3]" office:value-type="float" office:value="46" calcext:value-type="float">
            <text:p>46</text:p>
          </table:table-cell>
          <table:table-cell table:formula="of:=[.C25]*-1" office:value-type="float" office:value="-87.5" calcext:value-type="float">
            <text:p>-87.5</text:p>
          </table:table-cell>
          <table:table-cell office:value-type="percentage" office:value="-0.75" calcext:value-type="percentage">
            <text:p>-75%</text:p>
          </table:table-cell>
          <table:table-cell office:value-type="percentage" office:value="1" calcext:value-type="percentage">
            <text:p>100%</text:p>
          </table:table-cell>
          <table:table-cell table:formula="of:=[.B34]*[.D34]" office:value-type="float" office:value="-34.5" calcext:value-type="float">
            <text:p>-34.5</text:p>
          </table:table-cell>
          <table:table-cell table:formula="of:=[.B34]*[.E34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4]" office:value-type="float" office:value="46" calcext:value-type="float">
            <text:p>46</text:p>
          </table:table-cell>
          <table:table-cell table:formula="of:=[.C26]*-1" office:value-type="float" office:value="-100" calcext:value-type="float">
            <text:p>-100</text:p>
          </table:table-cell>
          <table:table-cell office:value-type="percentage" office:value="-1" calcext:value-type="percentage">
            <text:p>-100%</text:p>
          </table:table-cell>
          <table:table-cell office:value-type="percentage" office:value="1" calcext:value-type="percentage">
            <text:p>100%</text:p>
          </table:table-cell>
          <table:table-cell table:formula="of:=[.B35]*[.D35]" office:value-type="float" office:value="-46" calcext:value-type="float">
            <text:p>-46</text:p>
          </table:table-cell>
          <table:table-cell table:formula="of:=[.B35]*[.E35]" office:value-type="float" office:value="46" calcext:value-type="float">
            <text:p>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321 3493" svg:d="M1321 3493h-1321l702-3493z"/>
    <draw:marker draw:name="Arrowheads_20_3" draw:display-name="Arrowheads 3" svg:viewBox="0 0 1321 3493" svg:d="M1321 3493h-1321l702-349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00/00/00</text:date>, <text:time style:data-style-name="N2" text:time-value="05:46:16.245630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06:39:17</meta:creation-date>
    <dc:date>2017-09-09T05:56:31.931679985</dc:date>
    <meta:editing-duration>PT8H11M6S</meta:editing-duration>
    <meta:editing-cycles>9</meta:editing-cycles>
    <meta:generator>LibreOffice/5.1.6.2$Linux_X86_64 LibreOffice_project/10m0$Build-2</meta:generator>
    <meta:document-statistic meta:table-count="3" meta:cell-count="116" meta:object-count="1"/>
  </office:meta>
</office:document-meta>
</file>